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2FA489E1.jpg"/>
  <manifest:file-entry manifest:media-type="image/png" manifest:full-path="Pictures/100000000000005E0000005EB9C46970.png"/>
  <manifest:file-entry manifest:media-type="image/png" manifest:full-path="Pictures/1000000000000008000000084C905510.png"/>
  <manifest:file-entry manifest:media-type="image/png" manifest:full-path="Pictures/100000000000005E0000005E469E6667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" style:family="graphic" style:parent-style-name="standard">
      <style:graphic-properties draw:stroke="solid" svg:stroke-width="0.026cm" svg:stroke-color="#ff0000" draw:marker-start="" draw:marker-start-width="0.3cm" draw:marker-start-center="false" draw:marker-end="" draw:marker-end-width="0.3cm" draw:marker-end-center="false" draw:stroke-linejoin="miter" draw:fill="solid" draw:fill-color="#00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ff0000" draw:marker-start="" draw:marker-start-width="0.3cm" draw:marker-start-center="false" draw:marker-end="" draw:marker-end-width="0.3cm" draw:marker-end-center="false" draw:stroke-linejoin="miter" draw:fill="solid" draw:fill-color="#ff66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hatch-solid="false" draw:fill-image-name="YellowOrange" draw:opacity="50%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.2cm" draw:shadow-offset-y="0.2cm" draw:shadow-color="#808080" draw:shadow-opacity="50%"/>
    </style:style>
    <style:style style:name="gr6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cm" svg:height="20.7cm" svg:x="0.1cm" svg:y="2.4cm">
          <draw:image xlink:href="Pictures/100000000000005E0000005E2FA489E1.jpg" xlink:type="simple" xlink:show="embed" xlink:actuate="onLoad">
            <text:p/>
          </draw:image>
        </draw:frame>
        <draw:frame draw:style-name="gr2" draw:layer="layout" svg:width="0.502cm" svg:height="1.204cm" svg:x="7.298cm" svg:y="7.7cm">
          <draw:text-box>
            <text:p/>
          </draw:text-box>
        </draw:frame>
        <draw:path draw:style-name="gr3" draw:text-style-name="P2" draw:layer="layout" svg:width="2.44cm" svg:height="3.969cm" svg:x="5.84cm" svg:y="4.4cm" svg:viewBox="0 0 2441 3970" svg:d="M0 0c493 0 984 0 1477 0 39 2 78 3 117 5 37 4 73 9 110 13 33 9 68 18 102 26 31 11 63 24 94 35 15 7 29 13 44 21 14 8 29 16 43 24 13 9 26 18 39 26 13 9 27 19 40 28 12 10 24 20 37 31 11 11 22 22 33 34 12 12 23 23 34 36 10 12 21 25 31 38s19 27 29 41c8 14 18 28 27 43 8 15 17 30 26 45 7 15 15 31 23 46 7 17 15 32 22 49s13 33 20 51c6 18 11 36 17 54 6 19 11 36 17 55 4 19 10 38 14 57 4 20 8 39 12 59 6 42 12 84 18 126 4 45 8 90 12 134 0 47 2 94 3 141-1 49-3 97-3 147-5 46-9 91-13 137-7 44-13 87-20 130-5 21-10 41-14 62-5 20-10 40-15 60-6 20-11 38-17 58-7 18-13 37-20 55-7 19-15 36-22 55-8 17-15 34-23 51-9 17-17 32-25 48-10 16-18 32-28 48-9 15-20 30-29 45-11 14-22 30-32 44-12 14-23 28-34 41-12 13-24 26-37 38-13 13-25 24-38 36s-26 22-39 33c-15 10-29 21-44 31-14 9-29 18-44 28-32 15-63 32-95 47-35 12-70 26-105 38-38 8-75 18-113 26-41 5-81 11-121 16-44 2-88 3-131 5-162 0-325 0-487 0 0 492 0 982 0 1473-297 0-594 0-892 0 0-1324 0-2646 0-3970zM892 1693c73 0 145 0 218 0 20 0 40-1 61-1 19-2 39-6 58-8 17-3 35-5 52-8 16-5 32-9 48-14 14-5 28-12 43-17 6-3 13-7 19-10 6-4 13-8 19-12 5-4 11-7 17-12 6-4 11-8 17-12 4-5 9-9 14-14 4-5 9-11 14-16 7-10 16-21 24-32 3-6 8-11 11-17 3-5 7-11 10-16 4-7 6-12 10-18 3-6 5-13 8-19 2-7 5-13 8-19 2-6 4-13 6-19 2-8 5-14 6-21 2-7 4-13 6-21 1-7 3-13 5-20 1-7 2-15 3-22s2-14 3-21c1-9 1-16 2-24 1-15 1-31 2-46-1-16-1-31-2-46s-3-29-4-44c-2-14-4-27-7-42-3-14-6-28-9-42-5-12-9-26-13-38-5-12-11-25-17-37-6-11-11-24-17-35-7-11-15-22-22-34-4-5-7-10-12-15-4-5-8-10-13-16-4-4-9-8-14-12s-10-9-15-13c-6-4-11-7-17-12-7-4-13-7-19-11-6-3-13-6-19-9-7-3-14-6-21-9-15-5-30-10-44-14-17-3-34-7-51-10-18-2-37-3-55-5-20-1-40-2-60-3-84 0-169 0-253 0 0 295 0 591 0 886z">
          <text:p/>
        </draw:path>
        <draw:path draw:style-name="gr4" draw:text-style-name="P2" draw:layer="layout" svg:width="1.694cm" svg:height="2.999cm" svg:x="8.905cm" svg:y="5.5cm" svg:viewBox="0 0 1695 3000" svg:d="M0 66c258 0 514 0 772 0 0 160 0 321 0 481 9-25 19-49 28-74 9-23 19-47 29-70 9-21 19-42 28-63 10-19 19-37 29-56 9-17 18-35 28-51 10-15 20-31 30-45 9-13 18-26 28-38 10-11 20-22 30-33 11-9 20-17 31-27 11-8 21-16 31-24 12-6 24-14 35-20 12-5 24-11 36-17 13-4 25-9 38-13 13-2 26-6 39-8s28-4 41-6c14-1 29-1 43-2 15 1 30 2 46 3 16 2 31 4 47 6 16 5 32 10 48 14 17 5 33 11 50 16 17 7 34 14 51 22s34 18 51 26c17 10 35 21 52 31 18 13 36 25 54 37-85 267-170 534-255 801-23-13-46-24-70-37-10-4-21-8-32-12-10-4-20-8-29-12-10-3-19-6-29-9-9-2-17-4-26-7-8-1-16-3-24-4-7 0-14-1-22-1-7 0-13 1-20 1-6 0-14 1-20 1-6 1-11 3-18 5-6 2-11 3-18 5-6 2-12 4-18 6s-11 4-16 6c-7 3-12 7-18 10-6 4-10 7-16 11-5 4-9 9-15 13-5 4-10 8-15 12-4 6-10 11-14 16-5 5-9 11-14 16-4 6-8 12-12 19-5 6-9 11-14 18-3 7-8 13-11 21-4 7-8 14-12 22-5 11-11 23-16 34-5 13-10 24-14 37-5 13-9 27-14 41-4 14-8 29-12 44-7 33-15 66-23 99-5 38-11 76-17 114-4 41-9 84-14 126-4 48-7 95-11 142-1 51-3 104-5 155-1 57-1 112-2 169 0 328 0 655 0 983-276 0-553 0-829 0 0-978 0-1956 0-2934z">
          <text:p/>
        </draw:path>
        <draw:path draw:style-name="gr3" draw:text-style-name="P2" draw:layer="layout" svg:width="2.254cm" svg:height="3.797cm" svg:x="11.238cm" svg:y="5.502cm" svg:viewBox="0 0 2255 3798" svg:d="M1519 60c245 0 490 0 734 0 0 837 0 1675 0 2512 1 39 1 78 2 117 0 21-1 41-1 62-2 21-2 41-4 62-3 20-4 41-7 61-2 20-5 40-8 60-4 19-7 38-11 58-6 19-10 39-15 58-6 20-11 39-17 59-6 19-13 38-19 57s-14 37-21 56c-7 17-15 35-23 53-8 16-16 33-24 49-9 16-18 31-27 47-9 15-19 30-29 44-9 14-19 28-28 42-11 13-22 27-33 40-11 12-22 24-33 36-11 11-23 22-34 33-13 11-25 22-38 33-13 9-26 19-39 28-14 9-28 18-42 27-15 7-29 16-45 23-15 8-30 15-46 22s-33 13-49 19c-17 6-34 12-51 17-18 5-35 11-53 16-18 3-37 8-55 12-39 7-77 13-116 20-41 4-82 7-123 11-43 1-88 3-131 4-49-1-99-3-149-4-45-4-90-7-136-11-40-6-82-13-123-18-37-9-75-17-113-26-33-11-66-24-99-35-15-7-30-12-45-19-14-7-28-14-42-21-14-8-27-16-40-24-12-8-24-18-36-26-11-9-22-17-33-26-10-9-21-20-31-29-9-11-18-21-28-32-8-10-17-22-25-32-9-11-16-22-25-33-8-12-14-23-22-34-7-13-14-24-21-37-7-12-13-23-20-36-5-13-11-26-16-40-5-13-10-25-15-39-4-13-10-26-14-39-4-15-7-29-12-43-3-14-6-29-9-43-3-15-6-30-9-46-1-15-4-31-5-46-2-15-4-31-6-47 0-32-2-65-3-97 1-45 3-91 3-135 254 37 508 75 761 112 3 11 5 22 7 33 4 10 6 20 10 30 3 10 6 18 10 28 3 8 7 18 10 27 4 6 8 14 12 20 2 4 4 7 6 11 2 3 4 7 7 9 1 3 4 7 6 10s4 6 6 8c3 3 5 5 7 8 3 2 5 5 8 7 7 5 14 12 22 18 8 4 16 10 24 15s17 8 25 13c9 4 18 9 26 13 10 2 20 4 29 7 10 2 20 5 29 7 10 1 21 2 31 3s21 1 31 2c14-1 28-2 42-3 13-2 25-3 38-5 12-3 24-7 36-10 5-1 11-3 16-5 6-3 11-5 17-8 5-2 10-5 15-6 5-3 9-7 15-10 5-3 9-7 14-9 4-4 9-8 13-12s8-7 13-10c4-5 9-9 13-14 3-3 7-8 10-12 4-5 8-9 11-14 4-6 7-11 11-16 3-6 6-11 10-17 3-5 6-12 9-18s5-13 8-20c2-6 5-13 7-19 3-8 5-16 7-23 4-16 8-33 12-49 3-18 6-36 9-54 2-20 4-41 6-61 2-21 3-42 5-63 0-24 0-48 0-72 0-134 0-268 0-402-9 14-19 28-28 42-10 14-19 27-28 40-11 13-20 25-30 37s-19 22-28 34c-10 10-20 20-30 31-9 8-19 18-28 27-9 8-20 17-29 25-10 7-19 14-30 21-15 11-30 20-45 30-16 9-32 17-47 25-16 7-32 14-48 21-16 6-32 12-48 18-16 5-32 9-49 13-17 3-33 7-50 10-17 2-34 4-51 6-17 1-34 2-52 2-17 0-34-1-51-2-16-2-33-3-50-5-16-3-32-7-48-10-15-3-31-7-47-11-15-6-30-11-46-17-14-7-29-13-44-20-14-8-29-16-43-24-14-9-28-18-42-27-13-11-28-20-41-31s-27-24-39-35c-13-12-26-26-39-38-11-14-24-27-36-42s-24-29-36-44c-12-17-23-33-35-49-11-18-22-36-34-54-11-18-21-37-32-55-13-30-28-58-41-87-12-31-25-62-37-93-10-33-21-65-31-98-9-36-16-72-25-107-7-37-14-75-20-112-5-40-10-79-14-119-3-41-6-84-8-126-1-45-2-88-3-133 2-50 3-101 4-151 4-48 7-94 10-142 6-43 13-88 19-132 9-40 16-81 25-122 11-38 22-76 33-114 6-18 13-35 19-53 6-17 13-35 20-52 8-16 15-32 23-48 8-15 16-31 25-47 8-14 16-29 25-43 9-15 20-28 29-42 9-13 19-26 29-39 10-12 21-25 31-37s21-23 31-34c11-11 22-22 33-33 11-9 23-19 34-28 12-10 23-18 35-28 12-7 24-16 36-23 13-7 25-15 38-21 12-7 25-15 38-21 13-5 26-11 39-15 13-5 27-10 41-15 13-4 28-7 41-11 29-6 57-11 86-16 31-2 61-3 92-5 19 1 39 1 58 2 19 2 37 3 56 5 17 2 35 4 53 7 17 4 33 9 50 13 16 4 32 9 49 14 15 6 29 12 45 18 14 7 28 14 42 21 14 8 27 17 41 25 13 10 25 19 38 29 13 11 25 22 37 33 13 13 25 24 38 36 12 15 24 28 36 42 12 15 24 30 36 46s24 33 36 49c12 18 23 37 34 55 12 19 23 39 34 58 0-131 0-262 0-393zM781 1350c1 23 2 46 3 69 1 22 2 44 3 66 3 20 6 41 9 61 3 18 6 37 9 55 4 17 10 34 14 51 2 8 5 16 7 24 3 7 6 15 9 23 3 6 6 14 9 20 4 7 6 15 10 21 3 7 7 13 11 19 3 6 7 13 11 18 4 6 7 11 12 17 4 4 8 10 12 15 5 5 9 10 13 16 5 4 9 8 14 12 5 5 10 9 14 14 5 3 9 6 15 10 5 4 9 8 14 11s10 7 15 10 11 5 16 8c5 2 11 4 17 7 5 2 11 4 16 6 6 2 12 3 17 5 12 1 24 3 36 5 13 1 25 2 38 3 11-1 23-2 35-3 6-1 11-1 17-2 6-2 12-3 18-4 5-2 11-3 16-5 6-2 11-4 17-6 5-3 11-5 16-7 5-3 10-6 16-9 5-3 10-7 15-9 5-4 9-7 14-11s10-8 15-11c5-5 9-9 14-14 4-4 10-9 14-14s8-10 13-15c8-11 17-22 26-33 4-7 7-14 12-20 3-7 7-13 10-19 3-7 8-15 11-21 3-8 6-14 9-22 4-8 6-16 10-24 2-7 6-16 8-24 4-17 9-35 14-52 3-19 7-38 11-57 2-20 4-40 7-60 1-22 3-44 5-67 1-23 1-47 1-69 0-24 0-47-1-71-2-22-4-44-5-66-3-21-6-41-8-62-3-20-8-39-11-59-5-18-10-35-15-53-3-9-6-16-8-25-3-7-6-16-9-24-4-7-8-16-11-23-4-8-7-15-11-22s-7-13-12-20c-4-7-8-13-12-20-9-12-18-24-27-36-4-6-9-11-13-16-5-5-10-11-15-15-5-5-10-9-15-14s-9-8-14-13c-5-4-11-8-16-11s-10-7-15-10c-6-3-11-7-17-9-5-3-11-6-16-9-6-2-11-4-17-6s-11-4-17-6c-6-1-11-3-17-4s-13-2-19-3-12-1-18-2c-5 0-12-1-18-1-12 1-25 2-37 3-6 1-12 1-18 2s-11 3-17 4c-5 2-11 3-16 5-6 2-11 5-17 7-5 2-10 5-15 7-5 3-10 5-15 8s-10 7-16 10c-5 3-9 6-14 9-4 4-9 8-14 12-4 4-9 8-13 13s-9 8-13 13-8 11-12 15c-4 6-7 12-12 18-4 5-7 10-12 16-3 6-7 12-11 19-3 6-6 12-10 19-3 7-6 14-9 22-3 7-6 16-9 23-2 8-6 16-8 24-3 9-5 17-8 26-4 19-8 37-13 56-2 21-5 41-8 61-3 23-5 45-8 68-1 25-2 48-3 73-1 27-2 52-3 79z">
          <text:p/>
        </draw:path>
        <draw:custom-shape draw:style-name="gr5" draw:text-style-name="P3" draw:layer="layout" svg:width="13.3cm" svg:height="5.71cm" svg:x="3.4cm" svg:y="10.49cm">
          <text:p text:style-name="P3"><text:span text:style-name="T1">Properties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position="left $0" draw:handle-range-y-minimum="3080" draw:handle-range-y-maximum="10800"/>
          </draw:enhanced-geometry>
        </draw:custom-shape>
        <draw:custom-shape draw:style-name="gr6" draw:text-style-name="P3" draw:layer="layout" svg:width="9.801cm" svg:height="5.556cm" svg:x="5.299cm" svg:y="16.844cm">
          <text:p text:style-name="P3"><text:span text:style-name="T1">Loading</text:span></text:p>
          <draw:enhanced-geometry svg:viewBox="0 0 21600 21600" draw:extrusion="true" draw:extrusion-rotation-angle="35 0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Yellow_20_Gradient_20_1" draw:display-name="Yellow Gradient 1" draw:style="linear" draw:start-color="#ffff66" draw:end-color="#ffffcc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Fiery" xlink:href="Pictures/100000000000005E0000005EB9C46970.png" xlink:type="simple" xlink:show="embed" xlink:actuate="onLoad"/>
    <draw:fill-image draw:name="Linen" xlink:href="Pictures/100000000000005E0000005E469E6667.png" xlink:type="simple" xlink:show="embed" xlink:actuate="onLoad"/>
    <draw:fill-image draw:name="YellowOrange" xlink:href="Pictures/1000000000000008000000084C90551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Laurie Stearn</meta:initial-creator>
    <meta:creation-date>2017-02-12T14:48:08.47</meta:creation-date>
    <dc:date>2017-03-04T16:55:50.70</dc:date>
    <dc:creator>Laurie Stearn</dc:creator>
    <meta:editing-duration>PT1H38M3S</meta:editing-duration>
    <meta:editing-cycles>15</meta:editing-cycles>
    <meta:generator>OpenOffice/4.1.3$Win32 OpenOffice.org_project/413m1$Build-9783</meta:generator>
    <meta:document-statistic meta:object-count="7"/>
  </office:meta>
</office:document-meta>
</file>